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ssing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MISSING AND HIDDEN VALUE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MISSING VALUE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LINE CHAR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Zero</text:p>
          </table:table-cell>
          <table:table-cell table:number-columns-repeated="3" table:style-name="ce5"/>
          <table:table-cell office:value-type="string" table:style-name="ce5">
            <text:p>Interpolat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BAR CHAR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Zero</text:p>
          </table:table-cell>
          <table:table-cell table:number-columns-repeated="3" table:style-name="ce5"/>
          <table:table-cell office:value-type="string" table:style-name="ce5">
            <text:p>Interpolate (not supported by MS Excel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AREA CHAR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Zero</text:p>
          </table:table-cell>
          <table:table-cell table:number-columns-repeated="3" table:style-name="ce5"/>
          <table:table-cell office:value-type="string" table:style-name="ce5">
            <text:p>Interpolate (not supported by MS Excel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6" draw:style-name="a6" draw:name="Chart 7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8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9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PIE CHART (no difference in display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Zero</text:p>
          </table:table-cell>
          <table:table-cell table:number-columns-repeated="3" table:style-name="ce5"/>
          <table:table-cell office:value-type="string" table:style-name="ce5">
            <text:p>Interpolat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9" draw:style-name="a9" draw:name="Chart 10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10" draw:style-name="a10" draw:name="Chart 11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11" draw:style-name="a11" draw:name="Chart 12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Hidden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CHART TEST DOCUMENT - MISSING AND HIDDEN VALUES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HIDDEN VALUES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LINE CHART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Show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frame draw:z-index="1" draw:id="id12" draw:style-name="a12" draw:name="Chart 1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3" draw:style-name="a13" draw:name="Chart 2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BAR CHART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Show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frame draw:z-index="3" draw:id="id14" draw:style-name="a14" draw:name="Chart 3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15" draw:style-name="a15" draw:name="Chart 4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AREA CHART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Show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frame draw:z-index="5" draw:id="id16" draw:style-name="a16" draw:name="Chart 5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7" draw:style-name="a17" draw:name="Chart 6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PIE CHART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Skip</text:p>
          </table:table-cell>
          <table:table-cell table:number-columns-repeated="3" table:style-name="ce5"/>
          <table:table-cell office:value-type="string" table:style-name="ce5">
            <text:p>Show</text:p>
          </table:table-cell>
          <table:table-cell table:number-columns-repeated="3" table:style-name="ce5"/>
          <table:table-cell table:number-columns-repeated="16376"/>
        </table:table-row>
        <table:table-row table:style-name="ro5">
          <table:table-cell table:style-name="ce1">
            <draw:frame draw:z-index="7" draw:id="id18" draw:style-name="a18" draw:name="Chart 7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9" draw:style-name="a19" draw:name="Chart 8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CHART TEST DOCUMENT - MISSING AND HIDDEN VALUES</text:p>
          </table:table-cell>
          <table:table-cell table:number-columns-repeated="9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OURCE DATA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3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5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 table:visibility="collapse">
          <table:table-cell office:value-type="string" table:style-name="ce1">
            <text:p>Hidden 3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5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11-26T10:13:37Z</meta:creation-date>
    <dc:date>2014-02-28T10:02:3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9"/>
          </chart:axis>
          <chart:axis chart:dimension="y"/>
          <chart:series chart:label-cell-address="SourceData.$B$4" chart:values-cell-range-address="SourceData.$B$5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9"/>
          </chart:axis>
          <chart:axis chart:dimension="y"/>
          <chart:series chart:label-cell-address="SourceData.$B$4" chart:values-cell-range-address="SourceData.$B$5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ignore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5:.$A$9"/>
          </chart:axis>
          <chart:axis chart:dimension="y"/>
          <chart:series chart:label-cell-address="SourceData.$B$4" chart:values-cell-range-address="SourceData.$B$5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1:.$A$15"/>
          </chart:axis>
          <chart:axis chart:dimension="y" chart:name="primary-y" chart:style-name="Axs1">
            <chart:grid chart:class="major" chart:style-name="GMa1"/>
          </chart:axis>
          <chart:series chart:label-cell-address="SourceData.$B$10" chart:values-cell-range-address="SourceData.$B$11:.$B$1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tru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11:.$A$15"/>
          </chart:axis>
          <chart:axis chart:dimension="y" chart:name="primary-y" chart:style-name="Axs1">
            <chart:grid chart:class="major" chart:style-name="GMa1"/>
          </chart:axis>
          <chart:series chart:label-cell-address="SourceData.$B$10" chart:values-cell-range-address="SourceData.$B$11:.$B$15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11:.$A$15"/>
          </chart:axis>
          <chart:axis chart:dimension="y" chart:name="primary-y" chart:style-name="Axs1">
            <chart:grid chart:class="major" chart:style-name="GMa1"/>
          </chart:axis>
          <chart:series chart:label-cell-address="SourceData.$B$10" chart:values-cell-range-address="SourceData.$B$11:.$B$1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tru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11:.$A$15"/>
          </chart:axis>
          <chart:axis chart:dimension="y" chart:name="primary-y" chart:style-name="Axs1">
            <chart:grid chart:class="major" chart:style-name="GMa1"/>
          </chart:axis>
          <chart:series chart:label-cell-address="SourceData.$B$10" chart:values-cell-range-address="SourceData.$B$11:.$B$15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11:.$A$15"/>
          </chart:axis>
          <chart:axis chart:dimension="y" chart:name="primary-y" chart:style-name="Axs1">
            <chart:grid chart:class="major" chart:style-name="GMa1"/>
          </chart:axis>
          <chart:series chart:label-cell-address="SourceData.$B$10" chart:values-cell-range-address="SourceData.$B$11:.$B$1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tru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11:.$A$15"/>
          </chart:axis>
          <chart:axis chart:dimension="y" chart:name="primary-y" chart:style-name="Axs1">
            <chart:grid chart:class="major" chart:style-name="GMa1"/>
          </chart:axis>
          <chart:series chart:label-cell-address="SourceData.$B$10" chart:values-cell-range-address="SourceData.$B$11:.$B$15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11:.$A$15"/>
          </chart:axis>
          <chart:axis chart:dimension="y"/>
          <chart:series chart:label-cell-address="SourceData.$B$10" chart:values-cell-range-address="SourceData.$B$11:.$B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tru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11:.$A$15"/>
          </chart:axis>
          <chart:axis chart:dimension="y"/>
          <chart:series chart:label-cell-address="SourceData.$B$10" chart:values-cell-range-address="SourceData.$B$11:.$B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-1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inimum="-1" chart:origin="-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</office:automatic-styles>
  <office:body>
    <office:chart>
      <chart:chart chart:class="chart:area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9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9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